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478cm" fo:min-width="4.69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09cm" fo:min-width="1.62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999999" draw:marker-start-width="0.355cm" draw:marker-end-width="0.355cm" draw:fill="none" draw:textarea-horizontal-align="justify" draw:textarea-vertical-align="middle" draw:auto-grow-height="false" fo:min-height="1.326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0.512cm" fo:min-width="2.936cm" fo:padding-top="0.15cm" fo:padding-bottom="0.15cm" fo:padding-left="0.275cm" fo:padding-right="0.275cm"/>
    </style:style>
    <style:style style:name="gr8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1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324cm" fo:min-width="2.286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42cm" fo:min-width="0cm"/>
    </style:style>
    <style:style style:name="gr16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fo:min-height="0.7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4cm" svg:height="2.778cm" svg:x="3.068cm" svg:y="7.1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72cm" svg:height="1.39cm" svg:x="5.064cm" svg:y="7.41cm">
          <text:p text:style-name="P2">I2C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5cm" svg:height="1.827cm" svg:x="7.144cm" svg:y="7.041cm">
          <draw:text-box>
            <text:p><text:span text:style-name="T1">GND</text:span></text:p>
            <text:p><text:span text:style-name="T1">VCC</text:span></text:p>
            <text:p><text:span text:style-name="T1">SDA</text:span></text:p>
            <text:p><text:span text:style-name="T1">SCL</text:span></text:p>
          </draw:text-box>
        </draw:frame>
        <draw:custom-shape draw:style-name="gr4" draw:text-style-name="P1" draw:layer="layout" svg:width="0.39cm" svg:height="1.626cm" svg:x="9.75cm" svg:y="7.31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766cm" svg:y1="7.74cm" svg:x2="10.13cm" svg:y2="7.74cm">
          <text:p/>
        </draw:line>
        <draw:frame draw:style-name="gr3" draw:text-style-name="P3" draw:layer="layout" svg:width="2.178cm" svg:height="1.039cm" svg:x="9.026cm" svg:y="5.86cm">
          <draw:text-box>
            <text:p><text:span text:style-name="T1">MB1 LCD</text:span></text:p>
            <text:p><text:span text:style-name="T1">Header P4</text:span></text:p>
          </draw:text-box>
        </draw:frame>
        <draw:frame draw:style-name="gr3" draw:text-style-name="P3" draw:layer="layout" svg:width="2.179cm" svg:height="1.039cm" svg:x="9.026cm" svg:y="9.307cm">
          <draw:text-box>
            <text:p><text:span text:style-name="T1">MB1 LCD</text:span></text:p>
            <text:p><text:span text:style-name="T1">Header P1</text:span></text:p>
          </draw:text-box>
        </draw:frame>
        <draw:line draw:style-name="gr6" draw:text-style-name="P1" draw:layer="layout" svg:x1="9.33cm" svg:y1="8.342cm" svg:x2="9.942cm" svg:y2="8.732cm">
          <text:p/>
        </draw:line>
        <draw:line draw:style-name="gr6" draw:text-style-name="P1" draw:layer="layout" svg:x1="7.26cm" svg:y1="7.554cm" svg:x2="9.962cm" svg:y2="7.554cm">
          <text:p/>
        </draw:line>
        <draw:line draw:style-name="gr6" draw:text-style-name="P1" draw:layer="layout" svg:x1="7.26cm" svg:y1="7.954cm" svg:x2="9.956cm" svg:y2="7.954cm">
          <text:p/>
        </draw:line>
        <draw:line draw:style-name="gr6" draw:text-style-name="P1" draw:layer="layout" svg:x1="7.26cm" svg:y1="8.348cm" svg:x2="9.354cm" svg:y2="8.348cm">
          <text:p/>
        </draw:line>
        <draw:line draw:style-name="gr6" draw:text-style-name="P1" draw:layer="layout" svg:x1="7.26cm" svg:y1="8.75cm" svg:x2="9.336cm" svg:y2="8.75cm">
          <text:p/>
        </draw:line>
        <draw:line draw:style-name="gr5" draw:text-style-name="P1" draw:layer="layout" svg:x1="9.766cm" svg:y1="8.155cm" svg:x2="10.13cm" svg:y2="8.155cm">
          <text:p/>
        </draw:line>
        <draw:line draw:style-name="gr5" draw:text-style-name="P1" draw:layer="layout" svg:x1="9.766cm" svg:y1="8.55cm" svg:x2="10.13cm" svg:y2="8.55cm">
          <text:p/>
        </draw:line>
        <draw:line draw:style-name="gr6" draw:text-style-name="P1" draw:layer="layout" svg:x1="9.33cm" svg:y1="8.752cm" svg:x2="9.952cm" svg:y2="8.342cm">
          <text:p/>
        </draw:line>
        <draw:frame draw:style-name="gr3" draw:text-style-name="P3" draw:layer="layout" svg:width="1.285cm" svg:height="1.827cm" svg:x="10.011cm" svg:y="7.041cm">
          <draw:text-box>
            <text:p><text:span text:style-name="T1">GND</text:span></text:p>
            <text:p><text:span text:style-name="T1">VCC</text:span></text:p>
            <text:p><text:span text:style-name="T1">SCL</text:span></text:p>
            <text:p><text:span text:style-name="T1">SDA</text:span></text:p>
          </draw:text-box>
        </draw:frame>
        <draw:custom-shape draw:style-name="gr7" draw:text-style-name="P1" draw:layer="layout" svg:width="3.486cm" svg:height="10.812cm" svg:x="13.726cm" svg:y="6.07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0.12cm" svg:y1="7.578cm" svg:x2="13.718cm" svg:y2="7.578cm">
          <text:p/>
        </draw:line>
        <draw:line draw:style-name="gr9" draw:text-style-name="P4" draw:layer="layout" svg:x1="10.12cm" svg:y1="7.95cm" svg:x2="13.718cm" svg:y2="7.95cm">
          <text:p/>
        </draw:line>
        <draw:line draw:style-name="gr10" draw:text-style-name="P4" draw:layer="layout" svg:x1="10.12cm" svg:y1="8.374cm" svg:x2="13.718cm" svg:y2="8.374cm">
          <text:p/>
        </draw:line>
        <draw:line draw:style-name="gr11" draw:text-style-name="P4" draw:layer="layout" svg:x1="10.12cm" svg:y1="8.744cm" svg:x2="13.718cm" svg:y2="8.744cm">
          <text:p/>
        </draw:line>
        <draw:frame draw:style-name="gr12" draw:text-style-name="P3" draw:layer="layout" svg:width="4.395cm" svg:height="2.221cm" svg:x="12.393cm" svg:y="7.041cm">
          <draw:text-box>
            <text:p><text:span text:style-name="T1">Pin 4 <text:s text:c="4"/>GND</text:span></text:p>
            <text:p><text:span text:style-name="T1">Pin 26 <text:s text:c="2"/>USB, +5V <text:s text:c="4"/></text:span></text:p>
            <text:p><text:span text:style-name="T1">Pin 18 <text:s text:c="2"/>Gpio 22 SCL</text:span></text:p>
            <text:p><text:span text:style-name="T1">Pin 17 <text:s text:c="2"/>Gpio 23 SDA</text:span></text:p>
          </draw:text-box>
        </draw:frame>
        <draw:frame draw:style-name="gr13" draw:text-style-name="P3" draw:layer="layout" svg:width="3.53cm" svg:height="1.164cm" svg:x="13.814cm" svg:y="4.792cm">
          <draw:text-box>
            <text:p><text:span text:style-name="T1">Adafruit ESP32 </text:span></text:p>
            <text:p><text:span text:style-name="T1">Huzzah Feather</text:span></text:p>
          </draw:text-box>
        </draw:frame>
        <draw:custom-shape draw:style-name="gr14" draw:text-style-name="P1" draw:layer="layout" svg:width="2.836cm" svg:height="3.624cm" svg:x="4.153cm" svg:y="12.702cm">
          <text:p text:style-name="P2">IMU</text:p>
          <text:p text:style-name="P2">GY-521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285cm" svg:height="3.492cm" svg:x="7.144cm" svg:y="12.66cm">
          <draw:text-box>
            <text:p><text:span text:style-name="T1">INT</text:span></text:p>
            <text:p><text:span text:style-name="T1">AD0</text:span></text:p>
            <text:p><text:span text:style-name="T1">XCL</text:span></text:p>
            <text:p><text:span text:style-name="T1">XDA</text:span></text:p>
            <text:p><text:span text:style-name="T1">SDA</text:span></text:p>
            <text:p><text:span text:style-name="T1">SCL</text:span></text:p>
            <text:p><text:span text:style-name="T1">GND</text:span></text:p>
            <text:p><text:span text:style-name="T1">VCC</text:span></text:p>
          </draw:text-box>
        </draw:frame>
        <draw:line draw:style-name="gr16" draw:text-style-name="P4" draw:layer="layout" svg:x1="7.024cm" svg:y1="15.53cm" svg:x2="13.744cm" svg:y2="15.53cm">
          <text:p/>
        </draw:line>
        <draw:line draw:style-name="gr17" draw:text-style-name="P4" draw:layer="layout" svg:x1="7.024cm" svg:y1="15.94cm" svg:x2="13.744cm" svg:y2="15.94cm">
          <text:p/>
        </draw:line>
        <draw:line draw:style-name="gr18" draw:text-style-name="P4" draw:layer="layout" svg:x1="7.024cm" svg:y1="15.16cm" svg:x2="13.744cm" svg:y2="15.16cm">
          <text:p/>
        </draw:line>
        <draw:line draw:style-name="gr19" draw:text-style-name="P4" draw:layer="layout" svg:x1="7.024cm" svg:y1="14.778cm" svg:x2="13.744cm" svg:y2="14.778cm">
          <text:p/>
        </draw:line>
        <draw:line draw:style-name="gr20" draw:text-style-name="P4" draw:layer="layout" svg:x1="6.998cm" svg:y1="13.546cm" svg:x2="9.418cm" svg:y2="13.546cm">
          <text:p/>
        </draw:line>
        <draw:line draw:style-name="gr6" draw:text-style-name="P1" draw:layer="layout" svg:x1="9.397cm" svg:y1="13.515cm" svg:x2="9.405cm" svg:y2="15.505cm">
          <text:p/>
        </draw:line>
        <draw:custom-shape draw:style-name="gr21" draw:text-style-name="P5" draw:layer="layout" svg:width="0.174cm" svg:height="0.172cm" svg:x="9.321cm" svg:y="1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7" draw:layer="layout" svg:width="3.83cm" svg:height="0.962cm" svg:x="3.044cm" svg:y="8.892cm">
          <draw:text-box>
            <text:p text:style-name="P6"><text:span text:style-name="T2">LCD-1602</text:span></text:p>
          </draw:text-box>
        </draw:frame>
        <draw:frame draw:style-name="gr12" draw:text-style-name="P3" draw:layer="layout" svg:width="4.395cm" svg:height="2.221cm" svg:x="12.406cm" svg:y="14.257cm">
          <draw:text-box>
            <text:p><text:span text:style-name="T1">Pin 10 <text:s text:c="2"/>Gpio 4 SDA</text:span></text:p>
            <text:p><text:span text:style-name="T1">Pin 11 <text:s text:c="2"/>Gpio 5 SCL</text:span></text:p>
            <text:p><text:span text:style-name="T1">Pin 4 <text:s text:c="4"/>GND</text:span></text:p>
            <text:p><text:span text:style-name="T1">Pin 2 <text:s text:c="4"/>3.3 V</text:span></text:p>
          </draw:text-box>
        </draw:frame>
        <draw:frame draw:style-name="gr23" draw:text-style-name="P9" draw:layer="layout" svg:width="9.194cm" svg:height="1.006cm" svg:x="4.458cm" svg:y="1.93cm">
          <draw:text-box>
            <text:p text:style-name="P8"><text:span text:style-name="T3">TWIPi <text:s/>MB1 I2C Wi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6:04:45.628000000</meta:creation-date>
    <dc:date>2018-11-26T16:54:44.088000000</dc:date>
    <meta:editing-duration>PT9M33S</meta:editing-duration>
    <meta:editing-cycles>1</meta:editing-cycles>
    <meta:document-statistic meta:object-count="35"/>
    <meta:generator>LibreOffice/6.1.3.2$Windows_X86_64 LibreOffice_project/86daf60bf00efa86ad547e59e09d6bb77c699acb</meta:generator>
  </office:meta>
</office:document-meta>
</file>